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ndalus" svg:font-family="Andalu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ndalus" officeooo:rsid="0001d245" officeooo:paragraph-rsid="0001d245"/>
    </style:style>
    <style:style style:name="P2" style:family="paragraph" style:parent-style-name="Standard">
      <style:text-properties style:font-name="Andalus" officeooo:rsid="0001d245" officeooo:paragraph-rsid="00041308"/>
    </style:style>
    <style:style style:name="P3" style:family="paragraph" style:parent-style-name="Standard">
      <style:text-properties style:font-name="Andalus" officeooo:rsid="00079b59" officeooo:paragraph-rsid="00079b59"/>
    </style:style>
    <style:style style:name="P4" style:family="paragraph" style:parent-style-name="Standard">
      <style:text-properties style:font-name="Andalus" officeooo:rsid="00079b59" officeooo:paragraph-rsid="0001d24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__________________________</text:p>
      <text:p text:style-name="P4">__________________________</text:p>
      <text:p text:style-name="P4">__________________________</text:p>
      <text:p text:style-name="P1"/>
      <text:p text:style-name="P1">I am a private party seeking a source of waste cooking / fryer oil for the purpose of re-cycling it for my personal, non-commercial use as a legal and environmentally safe alternative fuel.</text:p>
      <text:p text:style-name="P1"/>
      <text:p text:style-name="P1">I will remove your used waste cooking oil at no cost to you, in a professional manner, on a schedule that will be at your convenience. <text:s/>The removal process is safe, quite, clean, and odorless especially if removed in the original plastic 5-gallon containers. <text:s/>If the waste oil is pumped from your storage barrel or dumpster, any unlikely spills or mess that may occur will be thoroughly cleaned up by me.</text:p>
      <text:p text:style-name="P1"/>
      <text:p text:style-name="P1">If you agree to have me remove your waste oil, the arrangement will be mutually beneficial. <text:s/>You benefit by having your waste oil removed at no cost or liability. <text:s/>I will benefit by recycling the waste oil into an environmentally safe and legal fuel for my personal use. <text:s/>I understand that you may cancel this arrangement at any time.</text:p>
      <text:p text:style-name="P1"/>
      <text:p text:style-name="P1">I would appreciate your consideration on this matter. </text:p>
      <text:p text:style-name="P1"/>
      <text:p text:style-name="P1">If interested, I can be contacted at:</text:p>
      <text:p text:style-name="P1"/>
      <text:p text:style-name="P2">____________________________</text:p>
      <text:p text:style-name="P2">(please leave me a message).</text:p>
      <text:p text:style-name="P1"/>
      <text:p text:style-name="P1"/>
      <text:p text:style-name="P1">Thank you!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Andalus" svg:font-family="Andalu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08T10:15:00.875000000</meta:creation-date>
    <dc:date>2014-04-09T09:16:33.159000000</dc:date>
    <meta:editing-duration>PT6M11S</meta:editing-duration>
    <meta:editing-cycles>5</meta:editing-cycles>
    <meta:generator>LibreOffice/4.1.4.2$Windows_x86 LibreOffice_project/0a0440ccc0227ad9829de5f46be37cfb6edcf72</meta:generator>
    <meta:document-statistic meta:table-count="0" meta:image-count="0" meta:object-count="0" meta:page-count="1" meta:paragraph-count="11" meta:word-count="189" meta:character-count="1162" meta:non-whitespace-character-count="978"/>
  </office:meta>
</office:document-meta>
</file>